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Scientology/X/Technoanarchism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epartment of Happiness</text:p>
              </text:list-item>
            </text:list>
            <text:p/>
          </draw:text-box>
        </draw:frame>
        <anim:par presentation:node-type="timing-root">
          <anim:par smil:begin="id1.begin">
            <anim:transitionFilter smil:dur="1s" smil:type="random"/>
          </anim:par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9-08-17T02:39:26</meta:creation-date>
    <dc:language>fi-FI</dc:language>
    <meta:editing-cycles>2</meta:editing-cycles>
    <meta:editing-duration>PT00H02M34S</meta:editing-duration>
    <meta:initial-creator>Holcomb</meta:initial-creator>
    <dc:date>2009-08-17T02:41:31</dc:date>
    <dc:creator>Holcomb</dc:creator>
    <meta:document-statistic meta:object-count="28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usr/lib/openoffice/basis3.0/share/template/en-US/presnt/Glossy.otp"/>
  </office:meta>
</office:document-meta>
</file>